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text-properties fo:font-size="18pt" style:font-size-asian="18pt" style:font-size-complex="18pt"/>
    </style:style>
    <style:style style:name="P2" style:family="paragraph" style:parent-style-name="Normal">
      <style:paragraph-properties style:text-autospace="none" style:line-break="normal"/>
      <style:text-properties style:font-name="ArialMT" fo:font-size="18pt" fo:language="en" fo:country="US" style:font-name-asian="Microsoft YaHei" style:font-size-asian="18pt" style:language-asian="en" style:country-asian="US" style:font-size-complex="10pt" style:language-complex="en" style:country-complex="US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Normal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5045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199cm" fo:border="0.74pt solid #000000" style:writing-mode="lr-tb" draw:textarea-vertical-align="top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 draw:textarea-vertical-align="top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Text Box 3" text:anchor-type="paragraph" svg:x="0.056cm" svg:y="1.935cm" svg:width="17.006cm" style:rel-width="scale" svg:height="1.462cm" style:rel-height="scale" draw:z-index="0"><draw:text-box><text:p text:style-name="P2">Qu'est-ce que j'ai fait depuis la dernière fois?</text:p></draw:text-box></draw:frame><draw:frame draw:style-name="fr2" draw:name="Text Box 5" text:anchor-type="paragraph" svg:x="0.009cm" svg:y="17.933cm" svg:width="17.006cm" style:rel-width="scale" svg:height="1.602cm" style:rel-height="scale" draw:z-index="2"><draw:text-box><text:p text:style-name="P2">Est-ce que j'ai rencontré un obstacle, quel est il?</text:p></draw:text-box></draw:frame><draw:frame draw:style-name="fr2" draw:name="Text Box 6" text:anchor-type="paragraph" svg:x="0.104cm" svg:y="0.191cm" svg:width="4.86cm" style:rel-width="scale" svg:height="1.037cm" style:rel-height="scale" draw:z-index="3"><draw:text-box><text:p text:style-name="P1">RIOU - Thibault</text:p></draw:text-box></draw:frame><draw:frame draw:style-name="fr2" draw:name="Text Box 7" text:anchor-type="paragraph" svg:x="8.259cm" svg:y="0.093cm" svg:width="8.758cm" style:rel-width="scale" svg:height="1.462cm" style:rel-height="scale" draw:z-index="4"><draw:text-box><text:p text:style-name="P1">Sprint 0</text:p><text:p text:style-name="P1">Date du daily scrum : 24/09/2014</text:p></draw:text-box></draw:frame><draw:frame draw:style-name="fr1" draw:name="Text Box 10" text:anchor-type="paragraph" svg:x="0.009cm" svg:y="19.339cm" svg:width="16.909cm" style:rel-width="scale" svg:height="6.23cm" style:rel-height="scale" draw:z-index="7"><draw:text-box><text:p text:style-name="P1">J’ai rencontré un problème lors de la configuration de TortoiseGit, les pulls ne fonctionnait pas lorsque TortoiseGit utilisait le protocole ssh.</text:p><text:p text:style-name="P1">Il a fallu utiliser https à la place.</text:p></draw:text-box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Text Box 8" text:anchor-type="paragraph" svg:x="-0.39cm" svg:y="0.374cm" svg:width="18.083cm" style:rel-width="scale" svg:height="7.022cm" style:rel-height="scale" draw:z-index="5"><draw:text-box><text:p text:style-name="P5">J’ai effectué des recherches pour mettre en place le wiki du groupe sur le moodle de l’ENT.</text:p><text:p text:style-name="P5">J’ai également installé le logiciel PreForm sur l’ordinateur destiné à utiliser l’imprimante 3D. </text:p><text:p text:style-name="P1"><text:span text:style-name="T1">J’ai ensuite créé un compte GitHub et un repositery pour le projet. Enfin, j’ai configuré le logiciel TortoiseGit présent sur les quatre ordinateurs utilisés pour le projet afin de créer un</text:span> <text:span text:style-name="T1">dossier synchronisable avec le git créé précédemment.</text:span></text:p></draw:text-box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P3"/>
      <text:p text:style-name="P3"><draw:frame draw:style-name="fr1" draw:name="Text Box 9" text:anchor-type="paragraph" svg:x="0.009cm" svg:y="1.219cm" svg:width="17.198cm" style:rel-width="scale" svg:height="6.232cm" style:rel-height="scale" draw:z-index="6"><draw:text-box><text:p text:style-name="P1">Je vais m’atteler à comprendre le SDK de la table, notamment en consultant le tutoriel établit par un autre projet précédemment.</text:p></draw:text-box></draw:frame><draw:frame draw:style-name="fr2" draw:name="Text Box 4" text:anchor-type="paragraph" svg:x="0.104cm" svg:y="0.217cm" svg:width="15.422cm" style:rel-width="scale" svg:height="1.418cm" style:rel-height="scale" draw:z-index="1"><draw:text-box><text:p text:style-name="P2">Qu'est-ce que je vais faire jusqu'au prochain meeting ?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v b</meta:initial-creator>
    <meta:creation-date>2014-09-21T17:43:00Z</meta:creation-date>
    <dc:date>2014-09-24T09:28:24.975000000</dc:date>
    <meta:editing-cycles>2</meta:editing-cycles>
    <meta:editing-duration>PT37M30S</meta:editing-duration>
    <meta:document-statistic meta:table-count="0" meta:image-count="0" meta:object-count="0" meta:page-count="1" meta:paragraph-count="12" meta:word-count="155" meta:character-count="950" meta:non-whitespace-character-count="806"/>
    <meta:template xlink:type="simple" xlink:actuate="onRequest" xlink:title="" xlink:href="Normal.dotm"/>
  </office:meta>
</office:document-meta>
</file>